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282cm" loext:contextual-spacing="false"/>
      <style:text-properties style:font-name="Times New Roman" fo:font-size="14pt" officeooo:rsid="0005bfba" officeooo:paragraph-rsid="0011d7c4" style:font-size-asian="14pt" style:font-size-complex="14pt"/>
    </style:style>
    <style:style style:name="P2" style:family="paragraph" style:parent-style-name="Standard">
      <style:paragraph-properties fo:margin-top="0cm" fo:margin-bottom="0.282cm" loext:contextual-spacing="false"/>
      <style:text-properties style:font-name="Times New Roman" fo:font-size="14pt" officeooo:rsid="00072995" officeooo:paragraph-rsid="0011d7c4" style:font-size-asian="14pt" style:font-size-complex="14pt"/>
    </style:style>
    <style:style style:name="P3" style:family="paragraph" style:parent-style-name="Standard">
      <style:paragraph-properties fo:margin-top="0cm" fo:margin-bottom="0.282cm" loext:contextual-spacing="false"/>
      <style:text-properties style:font-name="Times New Roman" fo:font-size="14pt" officeooo:rsid="0012b3bd" officeooo:paragraph-rsid="0012b3bd" style:font-size-asian="14pt" style:font-size-complex="14pt"/>
    </style:style>
    <style:style style:name="P4" style:family="paragraph" style:parent-style-name="Standard">
      <style:paragraph-properties fo:margin-top="0cm" fo:margin-bottom="0.282cm" loext:contextual-spacing="false"/>
      <style:text-properties style:font-name="Times New Roman" fo:font-size="14pt" officeooo:rsid="0012f14b" officeooo:paragraph-rsid="0012f14b" style:font-size-asian="14pt" style:font-size-complex="14pt"/>
    </style:style>
    <style:style style:name="P5" style:family="paragraph" style:parent-style-name="Standard">
      <style:paragraph-properties fo:margin-top="0cm" fo:margin-bottom="0.282cm" loext:contextual-spacing="false"/>
      <style:text-properties style:font-name="Times New Roman" fo:font-size="14pt" style:text-underline-style="solid" style:text-underline-width="auto" style:text-underline-color="font-color" fo:font-weight="bold" officeooo:rsid="0005bfba" officeooo:paragraph-rsid="0011d7c4" style:font-size-asian="14pt" style:font-weight-asian="bold" style:font-size-complex="14pt" style:font-weight-complex="bold"/>
    </style:style>
    <style:style style:name="P6" style:family="paragraph" style:parent-style-name="Standard">
      <style:paragraph-properties fo:margin-top="0cm" fo:margin-bottom="0.282cm" loext:contextual-spacing="false"/>
      <style:text-properties style:font-name="Times New Roman" fo:font-size="14pt" style:text-underline-style="solid" style:text-underline-width="auto" style:text-underline-color="font-color" fo:font-weight="bold" officeooo:rsid="0012f14b" officeooo:paragraph-rsid="0012f14b" style:font-size-asian="14pt" style:font-weight-asian="bold" style:font-size-complex="14pt" style:font-weight-complex="bold"/>
    </style:style>
    <style:style style:name="P7"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size-asian="14pt" style:font-weight-asian="bold" style:font-size-complex="14pt" style:font-weight-complex="bold"/>
    </style:style>
    <style:style style:name="P8"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name-asian="Arial" style:font-size-asian="14pt" style:font-weight-asian="bold" style:font-name-complex="Arial" style:font-size-complex="14pt" style:font-weight-complex="bold"/>
    </style:style>
    <style:style style:name="P9" style:family="paragraph" style:parent-style-name="Standard">
      <style:paragraph-properties fo:margin-top="0cm" fo:margin-bottom="0cm" loext:contextual-spacing="false" fo:line-height="115%"/>
      <style:text-properties style:font-name="Times New Roman" fo:font-size="14pt" officeooo:paragraph-rsid="0011d7c4" style:font-name-asian="Arial" style:font-size-asian="14pt" style:font-name-complex="Arial" style:font-size-complex="14pt"/>
    </style:style>
    <style:style style:name="P10" style:family="paragraph" style:parent-style-name="Standard">
      <style:paragraph-properties fo:margin-top="0cm" fo:margin-bottom="0cm" loext:contextual-spacing="false" fo:line-height="115%"/>
      <style:text-properties style:font-name="Times New Roman" fo:font-size="14pt" officeooo:paragraph-rsid="0011d7c4" style:font-size-asian="14pt" style:font-size-complex="14pt"/>
    </style:style>
    <style:style style:name="P11" style:family="paragraph" style:parent-style-name="Standard">
      <style:paragraph-properties fo:margin-top="0cm" fo:margin-bottom="0cm" loext:contextual-spacing="false" fo:line-height="115%"/>
      <style:text-properties style:font-name="Times New Roman" fo:font-size="14pt" style:text-underline-style="none" fo:font-weight="normal" officeooo:paragraph-rsid="0011d7c4" style:font-name-asian="Arial" style:font-size-asian="14pt" style:font-weight-asian="normal" style:font-name-complex="Arial" style:font-size-complex="14pt" style:font-weight-complex="normal"/>
    </style:style>
    <style:style style:name="P12" style:family="paragraph" style:parent-style-name="Standard" style:master-page-name="">
      <style:paragraph-properties fo:margin-top="0cm" fo:margin-bottom="0cm" loext:contextual-spacing="false" fo:line-height="115%" style:page-number="auto" fo:break-before="auto" fo:break-after="auto"/>
      <style:text-properties style:font-name="Times New Roman" fo:font-size="14pt" officeooo:paragraph-rsid="0011d7c4" style:font-name-asian="Arial" style:font-size-asian="14pt" style:font-name-complex="Arial" style:font-size-complex="14pt"/>
    </style:style>
    <style:style style:name="P13" style:family="paragraph" style:parent-style-name="Standard" style:master-page-name="Standard">
      <style:paragraph-properties fo:margin-top="0cm" fo:margin-bottom="0cm" loext:contextual-spacing="false" fo:line-height="115%" style:page-number="1"/>
      <style:text-properties style:font-name="Times New Roman" fo:font-size="14pt" style:text-underline-style="none" fo:font-weight="normal" officeooo:paragraph-rsid="0011d7c4" style:font-name-asian="Arial" style:font-size-asian="14pt" style:font-weight-asian="normal" style:font-name-complex="Arial" style:font-size-complex="14pt" style:font-weight-complex="normal"/>
    </style:style>
    <style:style style:name="P14" style:family="paragraph" style:parent-style-name="Standard" style:list-style-name="L1">
      <style:paragraph-properties fo:margin-top="0cm" fo:margin-bottom="0.282cm" loext:contextual-spacing="false"/>
      <style:text-properties style:font-name="Times New Roman" fo:font-size="14pt" officeooo:rsid="0012b3bd" officeooo:paragraph-rsid="0012b3bd" style:font-size-asian="14pt" style:font-size-complex="14pt"/>
    </style:style>
    <style:style style:name="P15" style:family="paragraph" style:parent-style-name="Standard" style:list-style-name="L1">
      <style:paragraph-properties fo:margin-top="0cm" fo:margin-bottom="0.282cm" loext:contextual-spacing="false"/>
      <style:text-properties style:font-name="Times New Roman" fo:font-size="14pt" officeooo:rsid="0012f14b" officeooo:paragraph-rsid="0012f14b" style:font-size-asian="14pt" style:font-size-complex="14pt"/>
    </style:style>
    <style:style style:name="P16" style:family="paragraph" style:parent-style-name="Standard" style:list-style-name="L2">
      <style:paragraph-properties fo:margin-top="0cm" fo:margin-bottom="0.282cm" loext:contextual-spacing="false"/>
      <style:text-properties style:font-name="Times New Roman" fo:font-size="14pt" style:text-underline-style="none" fo:font-weight="normal" officeooo:rsid="0012f14b" officeooo:paragraph-rsid="0012f14b" style:font-size-asian="14pt" style:font-weight-asian="normal" style:font-size-complex="14pt" style:font-weight-complex="normal"/>
    </style:style>
    <style:style style:name="P17" style:family="paragraph" style:parent-style-name="Standard" style:list-style-name="L3">
      <style:paragraph-properties fo:margin-top="0cm" fo:margin-bottom="0.282cm" loext:contextual-spacing="false"/>
      <style:text-properties style:font-name="Times New Roman" fo:font-size="14pt" style:text-underline-style="none" fo:font-weight="normal" officeooo:rsid="0012f14b" officeooo:paragraph-rsid="0012f14b" style:font-size-asian="14pt" style:font-weight-asian="normal" style:font-size-complex="14pt" style:font-weight-complex="normal"/>
    </style:style>
    <style:style style:name="P18" style:family="paragraph" style:parent-style-name="Standard" style:list-style-name="L3">
      <style:paragraph-properties fo:margin-top="0cm" fo:margin-bottom="0.282cm" loext:contextual-spacing="false"/>
      <style:text-properties style:font-name="Times New Roman" fo:font-size="14pt" style:text-underline-style="none" fo:font-weight="normal" officeooo:rsid="00130887" officeooo:paragraph-rsid="00130887" style:font-size-asian="14pt" style:font-weight-asian="normal" style:font-size-complex="14pt" style:font-weight-complex="normal"/>
    </style:style>
    <style:style style:name="P19" style:family="paragraph" style:parent-style-name="Standard">
      <style:paragraph-properties fo:margin-top="0cm" fo:margin-bottom="0.282cm" loext:contextual-spacing="false"/>
      <style:text-properties style:font-name="Times New Roman" fo:font-size="14pt" style:text-underline-style="none" fo:font-weight="normal" officeooo:rsid="0018297c" officeooo:paragraph-rsid="0018297c" style:font-size-asian="14pt" style:font-weight-asian="normal" style:font-size-complex="14pt" style:font-weight-complex="normal"/>
    </style:style>
    <style:style style:name="P20" style:family="paragraph" style:parent-style-name="Standard">
      <style:paragraph-properties fo:margin-top="0cm" fo:margin-bottom="0.282cm" loext:contextual-spacing="false"/>
      <style:text-properties style:text-underline-style="none" fo:font-weight="normal" officeooo:rsid="0018297c" officeooo:paragraph-rsid="0018297c" style:font-weight-asian="normal" style:font-weight-complex="normal"/>
    </style:style>
    <style:style style:name="P21" style:family="paragraph" style:parent-style-name="Standard">
      <style:paragraph-properties fo:margin-top="0cm" fo:margin-bottom="0.282cm" loext:contextual-spacing="false"/>
      <style:text-properties style:text-underline-style="none" officeooo:rsid="0018297c" officeooo:paragraph-rsid="0018297c"/>
    </style:style>
    <style:style style:name="P22" style:family="paragraph" style:parent-style-name="Standard">
      <style:paragraph-properties fo:margin-top="0cm" fo:margin-bottom="0.282cm" loext:contextual-spacing="false"/>
      <style:text-properties officeooo:rsid="0018297c" officeooo:paragraph-rsid="0018297c"/>
    </style:style>
    <style:style style:name="P23" style:family="paragraph" style:parent-style-name="Standard">
      <style:paragraph-properties fo:margin-top="0cm" fo:margin-bottom="0.282cm" loext:contextual-spacing="false"/>
      <style:text-properties officeooo:paragraph-rsid="0018297c"/>
    </style:style>
    <style:style style:name="P24" style:family="paragraph" style:parent-style-name="Standard" style:list-style-name="L4">
      <style:paragraph-properties fo:margin-top="0cm" fo:margin-bottom="0.282cm" loext:contextual-spacing="false"/>
      <style:text-properties officeooo:paragraph-rsid="0018297c"/>
    </style:style>
    <style:style style:name="P25" style:family="paragraph" style:parent-style-name="Standard">
      <style:paragraph-properties fo:margin-top="0cm" fo:margin-bottom="0.282cm" loext:contextual-spacing="false"/>
      <style:text-properties style:text-underline-style="solid" style:text-underline-width="auto" style:text-underline-color="font-color" fo:font-weight="bold" officeooo:rsid="0018297c" officeooo:paragraph-rsid="0018297c" style:font-weight-asian="bold" style:font-weight-complex="bold"/>
    </style:style>
    <style:style style:name="T1" style:family="text">
      <style:text-properties style:text-underline-style="none" fo:font-weight="normal" style:font-name-asian="Arial" style:font-weight-asian="normal" style:font-name-complex="Arial" style:font-weight-complex="normal"/>
    </style:style>
    <style:style style:name="T2" style:family="text">
      <style:text-properties style:text-underline-style="none" fo:font-weight="bold" style:font-name-asian="Arial" style:font-weight-asian="bold" style:font-name-complex="Arial" style:font-weight-complex="bold"/>
    </style:style>
    <style:style style:name="T3" style:family="text">
      <style:text-properties style:font-name-asian="Arial" style:font-name-complex="Arial"/>
    </style:style>
    <style:style style:name="T4" style:family="text">
      <style:text-properties officeooo:rsid="0005bfba" style:font-name-asian="Arial" style:font-name-complex="Arial"/>
    </style:style>
    <style:style style:name="T5" style:family="text">
      <style:text-properties style:text-underline-style="solid" style:text-underline-width="auto" style:text-underline-color="font-color" fo:font-weight="bold" style:font-name-asian="Arial" style:font-weight-asian="bold" style:font-name-complex="Arial" style:font-weight-complex="bold"/>
    </style:style>
    <style:style style:name="T6" style:family="text">
      <style:text-properties style:text-underline-style="solid" style:text-underline-width="auto" style:text-underline-color="font-color" fo:font-weight="bold" officeooo:rsid="0012b3bd" style:font-name-asian="Arial" style:font-weight-asian="bold" style:font-name-complex="Arial"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2b3bd" style:font-weight-asian="bold" style:font-weight-complex="bold"/>
    </style:style>
    <style:style style:name="T9" style:family="text">
      <style:text-properties officeooo:rsid="00072995"/>
    </style:style>
    <style:style style:name="T10" style:family="text">
      <style:text-properties fo:font-weight="bold" style:font-weight-asian="bold" style:font-weight-complex="bold"/>
    </style:style>
    <style:style style:name="T11" style:family="text">
      <style:text-properties fo:font-weight="bold" officeooo:rsid="0012b3bd" style:font-weight-asian="bold" style:font-weight-complex="bold"/>
    </style:style>
    <style:style style:name="T12" style:family="text">
      <style:text-properties officeooo:rsid="0012f14b"/>
    </style:style>
    <style:style style:name="T13" style:family="text">
      <style:text-properties style:font-name="Times New Roman" fo:font-size="14pt" style:text-underline-style="none" fo:font-weight="normal" style:font-size-asian="14pt" style:font-weight-asian="normal" style:font-size-complex="14pt" style:font-weight-complex="normal"/>
    </style:style>
    <style:style style:name="T14" style:family="text">
      <style:text-properties style:font-name="Times New Roman" fo:font-size="14pt" style:text-underline-style="none" fo:font-weight="normal" officeooo:rsid="0018297c" style:font-size-asian="14pt" style:font-weight-asian="normal" style:font-size-complex="14pt" style:font-weight-complex="normal"/>
    </style:style>
    <style:style style:name="T15"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style:font-name="Times New Roman" fo:font-size="14pt" style:text-underline-style="solid" style:text-underline-width="auto" style:text-underline-color="font-color" style:font-size-asian="14pt" style:font-size-complex="14pt"/>
    </style:style>
    <style:style style:name="T17" style:family="text">
      <style:text-properties style:font-name="Times New Roman" fo:font-size="14pt" fo:font-weight="bold" style:font-size-asian="14pt" style:font-weight-asian="bold" style:font-size-complex="14pt" style:font-weight-complex="bold"/>
    </style:style>
    <style:style style:name="T18" style:family="text">
      <style:text-properties style:font-name="Times New Roman" fo:font-size="14pt" style:font-size-asian="14pt" style:font-size-complex="14pt"/>
    </style:style>
    <style:style style:name="T1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
      <text:p text:style-name="P11"/>
      <text:p text:style-name="P7"><text:span text:style-name="T1">Date:- </text:span><text:span text:style-name="T3">30/01/2019</text:span></text:p>
      <text:p text:style-name="P9"/>
      <text:p text:style-name="P10"><text:span text:style-name="T3"><text:tab/><text:tab/>I just went through natural language processing. The domain is good and it is closely related to artificial intelligence. Sir just told to refer some text books regarding NLP . </text:span><text:span text:style-name="T4">Read</text:span><text:span text:style-name="T3"> some of the materials and found out that it's really a deep subject. In Order to get a better understanding of the terms and algorithms a good knowledge in Machine learning is required.</text:span></text:p>
      <text:p text:style-name="P9">Finding a good problem in natural language processing is tedious and tricky process. I have figured out some of the problems and searched in Google but it's already implemented or published.</text:p>
      <text:p text:style-name="P9">I will try to find some more problems. If I'm stuck i may switch to some other domain and will try.</text:p>
      <text:p text:style-name="P9"/>
      <text:p text:style-name="P9">Reference: speech and language processing: an introduction to natural language processing. Daniel Jurafsky and James. H. Martin.</text:p>
      <text:p text:style-name="P9"/>
      <text:p text:style-name="P9"/>
      <text:p text:style-name="P12"/>
      <text:p text:style-name="P10"><text:span text:style-name="T3">Date :- </text:span><text:span text:style-name="T5">31/01/2019</text:span></text:p>
      <text:p text:style-name="P8"/>
      <text:p text:style-name="P9"><text:tab/><text:tab/>Read the text book of Daniel Jurafsky and James.H. Martin, it helped to understand NLP on a practical basis rather than just the theory. Searched for topics in Natural language processing.</text:p>
      <text:p text:style-name="P9"/>
      <text:p text:style-name="P9"/>
      <text:p text:style-name="P9"/>
      <text:p text:style-name="P9"/>
      <text:p text:style-name="P10"><text:span text:style-name="T3">Date:- </text:span><text:span text:style-name="T5">01/02/2019</text:span><text:span text:style-name="T2"> – </text:span><text:span text:style-name="T6">03/02/2019</text:span></text:p>
      <text:p text:style-name="P9"/>
      <text:p text:style-name="P9"><text:tab/><text:tab/>Sentimental analysis seems to be a good topic that can be solved using natural language processing. So referred some online websites to understand sentimental analysis.</text:p>
      <text:p text:style-name="P9"/>
      <text:p text:style-name="P9">Reference:- Wikipedia.com ,brandwatch.com ,towardsdatascience.com</text:p>
      <text:p text:style-name="P9"/>
      <text:p text:style-name="P9"/>
      <text:p text:style-name="P9"/>
      <text:p text:style-name="P9"><text:soft-page-break/></text:p>
      <text:p text:style-name="P9"/>
      <text:p text:style-name="P9"/>
      <text:p text:style-name="P9"/>
      <text:p text:style-name="P9"/>
      <text:p text:style-name="P10"><text:span text:style-name="T3">Date:- <text:s/></text:span><text:span text:style-name="T5">04/02/2019</text:span></text:p>
      <text:p text:style-name="P9"/>
      <text:p text:style-name="P9"/>
      <text:p text:style-name="P9">Searched for topics in the field of sentimental analysis and for the papers related with it in IEEExplore, scienceDirect and various other journals. </text:p>
      <text:p text:style-name="P9"/>
      <text:p text:style-name="P9"/>
      <text:p text:style-name="P10"><text:span text:style-name="T3">Date:- </text:span><text:span text:style-name="T5">05/02/2019</text:span></text:p>
      <text:p text:style-name="P9"/>
      <text:p text:style-name="P9">I found a topic in sentimental analysis which has been already taken by my colleague so I'm thinking to change the field. Searched for other journal papers.</text:p>
      <text:p text:style-name="P9"/>
      <text:p text:style-name="P9"/>
      <text:p text:style-name="P10"><text:span text:style-name="T3">Date:- </text:span><text:span text:style-name="T5">06/02/2019</text:span></text:p>
      <text:p text:style-name="P9"/>
      <text:p text:style-name="P9">Switching the field of interest from natural language processing to machine learning. Searched for the problems that can be solved using machine learning. Various problems has been found like television rating mining for using in advertising, checking the quality of water etc.</text:p>
      <text:p text:style-name="P9"/>
      <text:p text:style-name="P9"/>
      <text:p text:style-name="P10"><text:span text:style-name="T3">Date:- </text:span><text:span text:style-name="T5">07/02/2019</text:span></text:p>
      <text:p text:style-name="P9"/>
      <text:p text:style-name="P9">Read the paper ,</text:p>
      <text:p text:style-name="P1">Prediction of Crop Yield using Machine Learning <text:span text:style-name="T9">by </text:span>Rushika Ghadge, Juilee Kulkarni, Pooja More , Sachee Nene, Priya R L. I found the topic interesting so decided to take the topic crop y<text:span text:style-name="T9">ie</text:span>ld prediction.</text:p>
      <text:p text:style-name="P1"/>
      <text:p text:style-name="P1"/>
      <text:p text:style-name="P1"/>
      <text:p text:style-name="P1"/>
      <text:p text:style-name="P1"/>
      <text:p text:style-name="P1"/>
      <text:p text:style-name="P1"><text:soft-page-break/></text:p>
      <text:p text:style-name="P1"/>
      <text:p text:style-name="P1"/>
      <text:p text:style-name="P1">Date:- <text:span text:style-name="T7">08/02/2019</text:span></text:p>
      <text:p text:style-name="P1"/>
      <text:p text:style-name="P1">Project topic presentation.</text:p>
      <text:p text:style-name="P1"/>
      <text:p text:style-name="P1">Date: <text:span text:style-name="T8">09/02/2019 </text:span><text:span text:style-name="T11">- </text:span><text:span text:style-name="T7">11/02/2019</text:span></text:p>
      <text:p text:style-name="P1">For getting additional ideas searched for the papers published related with crop y<text:span text:style-name="T9">iel</text:span>d prediction</text:p>
      <text:p text:style-name="P2">Reference:-</text:p>
      <text:p text:style-name="P1">Random Forests for Global and Regional Crop Yield Predictions <text:span text:style-name="T9">by </text:span>Jig Han Jeong, Jonathan P. Resop, Nathaniel D. Mueller, David H. Fleisher , Kyungdahm Yun, Ethan E. Butler, Dennis J. Timlin, Kyo-Moon Shim, James S. Gerber, Vangimalla R. Reddy, Soo-Hyung Kim which uses random forest algorithm for crop y<text:span text:style-name="T9">iel</text:span>d prediction which is more efficient than the linear reg<text:span text:style-name="T9">r</text:span>ession.</text:p>
      <text:p text:style-name="P1"/>
      <text:p text:style-name="P1">Date: <text:span text:style-name="T7">14/02/2019</text:span></text:p>
      <text:p text:style-name="P5"/>
      <text:p text:style-name="P1">Referred the journal CROP YIELD PREDICTION <text:span text:style-name="T9">by </text:span>Mrs.K.R.Sri Preethaa M.E., Assistant Professor (Sr.G), Department of Computer Science and Engineering S.Nishanthini, D.Santhiya, K.Vani Shree UG Students, Department of Computer Science and Engineering KPR Institute of Engineering and Technology, Arasur, Coimbatore. <text:s/>Which decribes the basic system <text:s/>of crop y<text:span text:style-name="T9">ie</text:span>ld prediction.</text:p>
      <text:p text:style-name="P1"/>
      <text:p text:style-name="P1"/>
      <text:p text:style-name="P1">Date: <text:span text:style-name="T7">15/02/2019</text:span></text:p>
      <text:p text:style-name="P1">My guide Sheera ma’am suggested to read some journal papers related with usage of machine learning in agriculture </text:p>
      <text:p text:style-name="P1">Reference: Machine Learning in Agriculture: A Review <text:span text:style-name="T9">by </text:span>Konstantinos G. Liakos, Patrizia Busato, Dimitrios Moshou, Simon Pearson and Dionysis Bochtis, <text:s/>which contains all the technologies and all the techniques used in crop y<text:span text:style-name="T9">iel</text:span>d prediction systems.</text:p>
      <text:p text:style-name="P1"/>
      <text:p text:style-name="P1"><text:soft-page-break/></text:p>
      <text:p text:style-name="P1"/>
      <text:p text:style-name="P3">Date: <text:span text:style-name="T7">16/02/2019</text:span><text:span text:style-name="T10"> </text:span>– <text:span text:style-name="T7">25/02/2019</text:span></text:p>
      <text:p text:style-name="P3">Referred journal papers on crop yield prediction </text:p>
      <text:list xml:id="list3918352488284335806" text:style-name="L1">
        <text:list-item>
          <text:p text:style-name="P14">Machine Learning Applications on Agricultural Datasets for Smart Farm Enhancement <text:span text:style-name="T12">by</text:span> Fabrizio Balducci, Donato Impedovo ID and Giuseppe Pirlo</text:p>
        </text:list-item>
        <text:list-item>
          <text:p text:style-name="P14">Understanding Satellite-Imagery-Based Crop Yield Predictions <text:span text:style-name="T12">by</text:span> Mark Sabini, Gili Rusak and Brad Ross, Stanford University</text:p>
        </text:list-item>
        <text:list-item>
          <text:p text:style-name="P14">Analysis of Agricultural Areas Using Satellite Images <text:span text:style-name="T12">by </text:span>Camelia Slave </text:p>
        </text:list-item>
        <text:list-item>
          <text:p text:style-name="P15">Applications of Machine Learning Techniques in Agricultural Crop Production: A Review Paper by Subhadra Mishra , Debahuti Mishra and Gour Hari Santra</text:p>
        </text:list-item>
      </text:list>
      <text:p text:style-name="P4">Date:<text:span text:style-name="T7"> 26/02/2019</text:span></text:p>
      <text:list xml:id="list3186906217111800228" text:style-name="L2">
        <text:list-header>
          <text:p text:style-name="P16">Based on the journal papers and the data available i’m trying to draw the system design and the UI design.</text:p>
          <text:p text:style-name="P16"/>
        </text:list-header>
      </text:list>
      <text:p text:style-name="P6">Plans for next week</text:p>
      <text:list xml:id="list1620760309372269377" text:style-name="L3">
        <text:list-item>
          <text:p text:style-name="P17">Complete the system design and ui design</text:p>
        </text:list-item>
        <text:list-item>
          <text:p text:style-name="P18">Create the dataset</text:p>
        </text:list-item>
        <text:list-item>
          <text:p text:style-name="P18">Start the coding phase</text:p>
        </text:list-item>
      </text:list>
      <text:p text:style-name="P19"/>
      <text:p text:style-name="P19">Date:<text:span text:style-name="T7"> 27/02/2019 </text:span></text:p>
      <text:p text:style-name="P19"><text:span text:style-name="T10"><text:tab/></text:span>Referred journal </text:p>
      <text:list xml:id="list7883632893511015544" text:style-name="L4">
        <text:list-item>
          <text:p text:style-name="P24"><text:span text:style-name="T14">Support vector machine-based open crop model (SBOCM): Case of rice production in China by Su Ying-xue, Xu Huan, Yan Li-jiao , <text:s/>College of Life Sciences, Zhejiang University, 310058 Hangzhou, Zhejiang Province, PR China</text:span></text:p>
        </text:list-item>
      </text:list>
      <text:p text:style-name="P23"><text:span text:style-name="T14"/></text:p>
      <text:p text:style-name="P22"><text:span text:style-name="T13">Date: </text:span><text:span text:style-name="T15">28/02/2019</text:span><text:span text:style-name="T13"> – </text:span><text:span text:style-name="T15">05/03/2019</text:span></text:p>
      <text:p text:style-name="P20"><text:span text:style-name="T18"><text:tab/>Referred Professional Android 4 development by Reto Meier.</text:span></text:p>
      <text:p text:style-name="P20"><text:span text:style-name="T18"/></text:p>
      <text:p text:style-name="P20"><text:span text:style-name="T18"/></text:p>
      <text:p text:style-name="P25"><text:soft-page-break/><text:span text:style-name="T18"/></text:p>
      <text:p text:style-name="P20"><text:span text:style-name="T18">Date: </text:span><text:span text:style-name="T15">06/03/2019</text:span></text:p>
      <text:p text:style-name="P20"><text:span text:style-name="T18">Searching for a dataset which contains soil PH value, location and the crop yeild.</text:span></text:p>
      <text:p text:style-name="P20"><text:span text:style-name="T18"/></text:p>
      <text:p text:style-name="P21"><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2:35:19.664053425</meta:creation-date>
    <dc:date>2019-03-22T14:23:12.329136023</dc:date>
    <meta:editing-duration>PT6M56S</meta:editing-duration>
    <meta:editing-cycles>3</meta:editing-cycles>
    <meta:generator>LibreOffice/5.1.6.2$Linux_X86_64 LibreOffice_project/10m0$Build-2</meta:generator>
    <meta:document-statistic meta:table-count="0" meta:image-count="0" meta:object-count="0" meta:page-count="5" meta:paragraph-count="50" meta:word-count="716" meta:character-count="4694" meta:non-whitespace-character-count="4015"/>
  </office:meta>
</office:document-meta>
</file>